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楷體-繁" svg:font-family="楷體-繁"/>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font-name="Arial Unicode MS" fo:font-weight="normal" style:font-name-asian="Arial Unicode MS" style:font-weight-asian="normal" style:font-weight-complex="normal"/>
    </style:style>
    <style:style style:name="T1" style:family="text">
      <style:text-properties fo:font-weight="bold"/>
    </style:style>
    <style:style style:name="T2" style:family="text">
      <style:text-properties style:font-name="Times New Roman1"/>
    </style:style>
    <style:style style:name="T3" style:family="text">
      <style:text-properties style:font-name="Times New Roman1" style:font-name-asian="Arial Unicode MS1" style:font-name-complex="Arial Unicode MS1"/>
    </style:style>
    <style:style style:name="T4" style:family="text">
      <style:text-properties style:font-name="Times New Roman1" style:font-name-asian="楷體-繁" style:font-name-complex="Arial Unicode MS1"/>
    </style:style>
    <style:style style:name="T5" style:family="text">
      <style:text-properties style:font-name="Times New Roman"/>
    </style:style>
    <style:style style:name="T6" style:family="text">
      <style:text-properties style:font-name="楷體-繁" style:font-name-asian="楷體-繁" style:font-name-complex="楷體-繁"/>
    </style:style>
    <style:style style:name="T7" style:family="text">
      <style:text-properties fo:color="#ff0000" style:font-name="Times New Roman1" style:font-name-asian="楷體-繁" style:font-size-asian="12pt" style:font-weight-asian="bold" style:font-name-complex="Arial Unicode MS1"/>
    </style:style>
    <style:style style:name="T8" style:family="text">
      <style:text-properties fo:color="#000000" style:font-name="Times New Roman1" style:font-name-asian="楷體-繁" style:font-size-asian="12pt" style:font-weight-asian="bold" style:font-name-complex="Arial Unicode MS1"/>
    </style:style>
    <style:style style:name="T9" style:family="text">
      <style:text-properties fo:color="#000000" style:font-size-asian="12pt" style:font-weight-asian="bold" style:font-name-complex="Arial Unicode MS1"/>
    </style:style>
    <style:style style:name="T10" style:family="text">
      <style:text-properties fo:color="#000000" style:font-size-asian="12pt" style:font-weight-asian="bold" style:font-name-complex="楷體-繁"/>
    </style:style>
    <style:style style:name="T11" style:family="text">
      <style:text-properties fo:color="#000000" style:font-size-asian="12pt" style:font-name-complex="Arial Unicode MS1"/>
    </style:style>
    <style:style style:name="T12" style:family="text">
      <style:text-properties fo:color="#000000" style:font-size-asian="12pt" style:font-name-complex="楷體-繁"/>
    </style:style>
    <style:style style:name="T13" style:family="text">
      <style:text-properties fo:color="#000000" style:font-name="Arial Unicode MS" style:font-name-asian="Arial Unicode MS" style:font-size-asian="12pt" style:font-weight-asian="bold" style:font-name-complex="Arial Unicode MS1"/>
    </style:style>
    <style:style style:name="T14" style:family="text">
      <style:text-properties fo:color="#000000" style:font-name="Arial Unicode MS" style:font-name-asian="Arial Unicode MS" style:font-size-asian="12pt" style:font-weight-asian="bold" style:font-name-complex="楷體-繁"/>
    </style:style>
    <style:style style:name="T15" style:family="text">
      <style:text-properties style:font-name-complex="楷體-繁"/>
    </style:style>
    <style:style style:name="T16" style:family="text">
      <style:text-properties style:font-name-complex="Arial Unicode MS1"/>
    </style:style>
    <style:style style:name="T17" style:family="text">
      <style:text-properties style:font-name="Arial Unicode MS" style:font-name-asian="Arial Unicode MS"/>
    </style:style>
    <style:style style:name="T18" style:family="text">
      <style:text-properties style:font-name="Arial Unicode MS" fo:font-weight="bold" style:font-name-asian="Arial Unicode MS" style:font-weight-asian="bold" style:font-weight-complex="bold"/>
    </style:style>
    <style:style style:name="T19" style:family="text">
      <style:text-properties style:font-name="Arial Unicode MS" fo:font-weight="normal" style:font-name-asian="Arial Unicode M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工作主管推薦函 敬啟者：</text:p>
      <text:p text:style-name="P1"/>
      <text:p text:style-name="P2"/>
      <text:p text:style-name="P2">這是我本人對陳鍾樞的推薦函 <text:span text:style-name="T15">◦</text:span><text:span text:style-name="T16">我是陳鍾樞在Marvell公司的直屬主管</text:span><text:span text:style-name="T15">◦</text:span>因新任的CEO 決定停止我們這一研發事業處<text:span text:style-name="T11">，</text:span>以及我無法提供職缺讓他與我一起繼續為公司工作<text:span text:style-name="T11">，所以我寫這推薦函，希望能幫助他順利找到工作</text:span><text:span text:style-name="T12">◦</text:span><text:span text:style-name="T11">陳鍾樞工作認真，對於我所交辦的任務總是盡全力達成，樂此不疲</text:span><text:span text:style-name="T12">◦</text:span><text:span text:style-name="T11">他的工作態度是軟體品質的最佳保證，其他同事也樂於與他一起工作</text:span><text:span text:style-name="T12">◦</text:span></text:p>
      <text:p text:style-name="P2"/>
      <text:p text:style-name="P2">除了是一位可靠的工作同伴<text:span text:style-name="T11">陳鍾樞也是位能夠提出具有創意的解決方案並讓人與其一起分工合作的對象</text:span><text:span text:style-name="T12">◦這段期間他用compiler 的角度</text:span><text:span text:style-name="T11">，</text:span><text:span text:style-name="T12">提出用code generation的方式來產生c++ code以減少許多不必要的c++ class實作</text:span><text:span text:style-name="T11">，</text:span><text:span text:style-name="T12">讓co-simulator 的開發更省力◦我們的co-simulator是一個超過五年且一直投入至少五名專職人員的軟體專案</text:span><text:span text:style-name="T11">，</text:span><text:span text:style-name="T12">我想</text:span><text:span text:style-name="T11">，</text:span><text:span text:style-name="T12">他的方案節省我們數月的人時（months/per person）</text:span><text:span text:style-name="T11">，</text:span>此外他與起始的實作者溝通良好並獨立完成co-simulator project的cmake實作<text:span text:style-name="T11">，</text:span>並且透過他嚴謹的benchmark與網路搜尋到的benchmark<text:span text:style-name="T11">，</text:span>得以證實ninja並沒有比cmake更有效率<text:span text:style-name="T12">◦</text:span></text:p>
      <text:p text:style-name="P2"/>
      <text:p text:style-name="P2"><text:span text:style-name="T11">陳鍾樞是位優越具創意的軟體開發者</text:span><text:span text:style-name="T12">◦除了能運用他的compiler知識於simulator 的開發外</text:span><text:span text:style-name="T11">，他同時對自己實作的軟體功能，撰寫良好的文件與presentation，讓同事了解</text:span><text:span text:style-name="T12">◦此外</text:span><text:span text:style-name="T11">陳鍾樞在軟體開發小組上，能與人合作、互相啟發與勉勵</text:span> <text:span text:style-name="T12">◦事實</text:span>已證明他是位可交予整個任務並於預定時間與預算內完成任務<text:span text:style-name="T11">，</text:span>值得信賴的工作夥伴<text:span text:style-name="T12">◦</text:span></text:p>
      <text:p text:style-name="P2"/>
      <text:p text:style-name="P2">我誠摯推薦<text:span text:style-name="T11">陳鍾樞進入貴公司工作</text:span><text:span text:style-name="T12">◦</text:span>他會是位良好的團對成員也會是組織中的極佳資產<text:span text:style-name="T12">◦</text:span></text:p>
      <text:p text:style-name="P2"/>
      <text:p text:style-name="P2"/>
      <text:p text:style-name="P2"/>
      <text:p text:style-name="P2">陳家龍, 陳鍾樞的直屬主管 </text:p>
      <text:p text:style-name="Standard"><text:a xlink:type="simple" xlink:href="mailto:chchen@marvell.com"><text:span text:style-name="T19">clchen@marvell.com</text:span></text:a></text:p>
      <text:p text:style-name="P2">(03)5165098 ext.6195345</text:p>
      <text:p text:style-name="P2"/>
      <text:p text:style-name="P2"/>
      <text:p text:style-name="P2"><text:bookmark text:name="yui_3_10_0_1_1481169515442_268"/>Marvell IC 設計半導體公司.</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楷體-繁" svg:font-family="楷體-繁"/>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1" style:font-size-asian="12pt" style:language-asian="zh" style:country-asian="TW"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ung-Shu Chen</meta:initial-creator>
    <meta:creation-date>2016-12-08T10:53:27</meta:creation-date>
    <dc:date>2016-12-08T16:02:52</dc:date>
    <dc:creator>Chung-Shu Chen</dc:creator>
    <meta:editing-duration>PT5H9M28S</meta:editing-duration>
    <meta:editing-cycles>34</meta:editing-cycles>
    <meta:generator>OpenOffice.org/3.3$Unix OpenOffice.org_project/330m20$Build-9567</meta:generator>
    <meta:document-statistic meta:table-count="0" meta:image-count="0" meta:object-count="0" meta:page-count="1" meta:paragraph-count="9" meta:word-count="369" meta:character-count="770"/>
  </office:meta>
</office:document-meta>
</file>